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Voltage</text:p>
          </table:table-cell>
          <table:table-cell table:style-name="ce1" office:value-type="string">
            <text:p>L target</text:p>
          </table:table-cell>
          <table:table-cell table:style-name="ce1" office:value-type="string">
            <text:p>R target</text:p>
          </table:table-cell>
          <table:table-cell table:style-name="ce1" office:value-type="string">
            <text:p>L PWM</text:p>
          </table:table-cell>
          <table:table-cell table:style-name="ce1" office:value-type="string">
            <text:p>R PWM</text:p>
          </table:table-cell>
          <table:table-cell table:style-name="ce1" office:value-type="string">
            <text:p>K now</text:p>
          </table:table-cell>
          <table:table-cell table:style-name="ce1" office:value-type="string">
            <text:p>pwm calc</text:p>
          </table:table-cell>
          <table:table-cell table:style-name="ce1" office:value-type="string">
            <text:p>K calc</text:p>
          </table:table-cell>
          <table:table-cell office:value-type="string">
            <text:p>K calc / target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8.3">
            <text:p>18.3</text:p>
          </table:table-cell>
          <table:table-cell table:style-name="ce2" table:formula="of:=[.B2]*([.F2]/[.A2])" office:value-type="float" office:value="8.16964285714286">
            <text:p>8</text:p>
          </table:table-cell>
          <table:table-cell table:style-name="ce3" table:formula="of:=([.D2]*[.A2])/[.B2]" office:value-type="float" office:value="26.88">
            <text:p>26.9</text:p>
          </table:table-cell>
          <table:table-cell table:style-name="ce4" table:formula="of:=18-[.H2]" office:value-type="float" office:value="-8.88">
            <text:p>-8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9.5">
            <text:p>19.5</text:p>
          </table:table-cell>
          <table:table-cell office:value-type="float" office:value="21.5">
            <text:p>21.5</text:p>
          </table:table-cell>
          <table:table-cell office:value-type="float" office:value="18.3">
            <text:p>18.3</text:p>
          </table:table-cell>
          <table:table-cell table:style-name="ce2" table:formula="of:=[.B3]*([.F3]/[.A3])" office:value-type="float" office:value="16.6363636363636">
            <text:p>17</text:p>
          </table:table-cell>
          <table:table-cell table:style-name="ce3" table:formula="of:=([.D3]*[.A3])/[.B3]" office:value-type="float" office:value="21.45">
            <text:p>21.5</text:p>
          </table:table-cell>
          <table:table-cell table:style-name="ce4" table:formula="of:=18-[.H3]" office:value-type="float" office:value="-3.45">
            <text:p>-3.5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8.3">
            <text:p>18.3</text:p>
          </table:table-cell>
          <table:table-cell table:style-name="ce2" table:formula="of:=[.B4]*([.F4]/[.A4])" office:value-type="float" office:value="17.4285714285714">
            <text:p>17</text:p>
          </table:table-cell>
          <table:table-cell table:style-name="ce3" table:formula="of:=([.D4]*[.A4])/[.B4]" office:value-type="float" office:value="21">
            <text:p>21.0</text:p>
          </table:table-cell>
          <table:table-cell table:style-name="ce4" table:formula="of:=18-[.H4]" office:value-type="float" office:value="-3">
            <text:p>-3.0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.5">
            <text:p>36.5</text:p>
          </table:table-cell>
          <table:table-cell office:value-type="float" office:value="18.3">
            <text:p>18.3</text:p>
          </table:table-cell>
          <table:table-cell table:style-name="ce2" table:formula="of:=[.B5]*([.F5]/[.A5])" office:value-type="float" office:value="33.5779816513761">
            <text:p>34</text:p>
          </table:table-cell>
          <table:table-cell table:style-name="ce3" table:formula="of:=([.D5]*[.A5])/[.B5]" office:value-type="float" office:value="19.075">
            <text:p>19.1</text:p>
          </table:table-cell>
          <table:table-cell table:style-name="ce4" table:formula="of:=18-[.H5]" office:value-type="float" office:value="-1.075">
            <text:p>-1.1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18.3">
            <text:p>18.3</text:p>
          </table:table-cell>
          <table:table-cell table:style-name="ce2" table:formula="of:=[.B6]*([.F6]/[.A6])" office:value-type="float" office:value="51.7924528301887">
            <text:p>52</text:p>
          </table:table-cell>
          <table:table-cell table:style-name="ce3" table:formula="of:=([.D6]*[.A6])/[.B6]" office:value-type="float" office:value="17.6666666666667">
            <text:p>17.7</text:p>
          </table:table-cell>
          <table:table-cell table:style-name="ce4" table:formula="of:=18-[.H6]" office:value-type="float" office:value="0.333333333333332">
            <text:p>0.3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number-columns-repeated="2"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-66">
            <text:p>-66</text:p>
          </table:table-cell>
          <table:table-cell office:value-type="float" office:value="18.3">
            <text:p>18.3</text:p>
          </table:table-cell>
          <table:table-cell table:style-name="ce2" table:formula="of:=[.B7]*([.F7]/[.A7])" office:value-type="float" office:value="69.7142857142857">
            <text:p>70</text:p>
          </table:table-cell>
          <table:table-cell table:style-name="ce3" table:formula="of:=([.D7]*[.A7])/[.B7]" office:value-type="float" office:value="17.5875">
            <text:p>17.6</text:p>
          </table:table-cell>
          <table:table-cell table:style-name="ce4" table:formula="of:=18-[.H7]" office:value-type="float" office:value="0.412500000000001">
            <text:p>0.4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number-columns-repeated="2"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8.3">
            <text:p>18.3</text:p>
          </table:table-cell>
          <table:table-cell table:style-name="ce2" table:formula="of:=[.B8]*([.F8]/[.A8])" office:value-type="float" office:value="87.1428571428571">
            <text:p>87</text:p>
          </table:table-cell>
          <table:table-cell table:style-name="ce3" table:formula="of:=([.D8]*[.A8])/[.B8]" office:value-type="float" office:value="17.22">
            <text:p>17.2</text:p>
          </table:table-cell>
          <table:table-cell table:style-name="ce4" table:formula="of:=18-[.H8]" office:value-type="float" office:value="0.780000000000001">
            <text:p>0.8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81">
            <text:p>81</text:p>
          </table:table-cell>
          <table:table-cell office:value-type="float" office:value="18.3">
            <text:p>18.3</text:p>
          </table:table-cell>
          <table:table-cell table:style-name="ce2" table:formula="of:=[.B9]*([.F9]/[.A9])" office:value-type="float" office:value="83.9449541284404">
            <text:p>84</text:p>
          </table:table-cell>
          <table:table-cell table:style-name="ce3" table:formula="of:=([.D9]*[.A9])/[.B9]" office:value-type="float" office:value="17.658">
            <text:p>17.7</text:p>
          </table:table-cell>
          <table:table-cell table:style-name="ce4" table:formula="of:=18-[.H9]" office:value-type="float" office:value="0.341999999999999">
            <text:p>0.3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98">
            <text:p>98</text:p>
          </table:table-cell>
          <table:table-cell office:value-type="float" office:value="18.3">
            <text:p>18.3</text:p>
          </table:table-cell>
          <table:table-cell table:style-name="ce2" table:formula="of:=[.B10]*([.F10]/[.A10])" office:value-type="float" office:value="102.616822429907">
            <text:p>103</text:p>
          </table:table-cell>
          <table:table-cell table:style-name="ce3" table:formula="of:=([.D10]*[.A10])/[.B10]" office:value-type="float" office:value="17.4766666666667">
            <text:p>17.5</text:p>
          </table:table-cell>
          <table:table-cell table:style-name="ce4" table:formula="of:=18-[.H10]" office:value-type="float" office:value="0.523333333333333">
            <text:p>0.5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8.3">
            <text:p>18.3</text:p>
          </table:table-cell>
          <table:table-cell table:style-name="ce2" table:formula="of:=[.B11]*([.F11]/[.A11])" office:value-type="float" office:value="143.529411764706">
            <text:p>144</text:p>
          </table:table-cell>
          <table:table-cell table:style-name="ce3" table:formula="of:=([.D11]*[.A11])/[.B11]" office:value-type="float" office:value="16.4475">
            <text:p>16.4</text:p>
          </table:table-cell>
          <table:table-cell table:style-name="ce4" table:formula="of:=18-[.H11]" office:value-type="float" office:value="1.5525">
            <text:p>1.6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8.3">
            <text:p>18.3</text:p>
          </table:table-cell>
          <table:table-cell table:style-name="ce2" table:formula="of:=[.B12]*([.F12]/[.A12])" office:value-type="float" office:value="179.411764705882">
            <text:p>179</text:p>
          </table:table-cell>
          <table:table-cell table:style-name="ce3" table:formula="of:=([.D12]*[.A12])/[.B12]" office:value-type="float" office:value="16.524">
            <text:p>16.5</text:p>
          </table:table-cell>
          <table:table-cell table:style-name="ce4" table:formula="of:=18-[.H12]" office:value-type="float" office:value="1.476">
            <text:p>1.5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20">
            <text:p>120</text:p>
          </table:table-cell>
          <table:table-cell office:value-type="float" office:value="-120">
            <text:p>-120</text:p>
          </table:table-cell>
          <table:table-cell office:value-type="float" office:value="199">
            <text:p>199</text:p>
          </table:table-cell>
          <table:table-cell office:value-type="float" office:value="-197">
            <text:p>-197</text:p>
          </table:table-cell>
          <table:table-cell office:value-type="float" office:value="18.3">
            <text:p>18.3</text:p>
          </table:table-cell>
          <table:table-cell table:style-name="ce2" table:formula="of:=[.B13]*([.F13]/[.A13])" office:value-type="float" office:value="224.081632653061">
            <text:p>224</text:p>
          </table:table-cell>
          <table:table-cell table:style-name="ce3" table:formula="of:=([.D13]*[.A13])/[.B13]" office:value-type="float" office:value="16.2516666666667">
            <text:p>16.3</text:p>
          </table:table-cell>
          <table:table-cell table:style-name="ce4" table:formula="of:=18-[.H13]" office:value-type="float" office:value="1.74833333333333">
            <text:p>1.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0.5">
            <text:p>10.5</text:p>
          </table:table-cell>
          <table:table-cell table:number-columns-repeated="2" office:value-type="float" office:value="-40">
            <text:p>-40</text:p>
          </table:table-cell>
          <table:table-cell office:value-type="float" office:value="-67">
            <text:p>-67</text:p>
          </table:table-cell>
          <table:table-cell office:value-type="float" office:value="-66">
            <text:p>-66</text:p>
          </table:table-cell>
          <table:table-cell office:value-type="float" office:value="18.3">
            <text:p>18.3</text:p>
          </table:table-cell>
          <table:table-cell table:style-name="ce2" table:formula="of:=[.B17]*([.F17]/[.A17])" office:value-type="float" office:value="-69.7142857142857">
            <text:p>-70</text:p>
          </table:table-cell>
          <table:table-cell table:style-name="ce3" table:formula="of:=([.D17]*[.A17])/[.B17]" office:value-type="float" office:value="17.5875">
            <text:p>17.6</text:p>
          </table:table-cell>
          <table:table-cell table:style-name="ce4" table:formula="of:=18-[.H17]" office:value-type="float" office:value="0.412500000000001">
            <text:p>0.4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82">
            <text:p>-82</text:p>
          </table:table-cell>
          <table:table-cell office:value-type="float" office:value="81">
            <text:p>81</text:p>
          </table:table-cell>
          <table:table-cell office:value-type="float" office:value="18.3">
            <text:p>18.3</text:p>
          </table:table-cell>
          <table:table-cell table:style-name="ce2" table:formula="of:=[.B18]*([.F18]/[.A18])" office:value-type="float" office:value="-87.1428571428571">
            <text:p>-87</text:p>
          </table:table-cell>
          <table:table-cell table:style-name="ce3" table:formula="of:=([.D18]*[.A18])/[.B18]" office:value-type="float" office:value="17.22">
            <text:p>17.2</text:p>
          </table:table-cell>
          <table:table-cell table:style-name="ce4" table:formula="of:=18-[.H18]" office:value-type="float" office:value="0.780000000000001">
            <text:p>0.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26900">
            <text:p>269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21200">
            <text:p>212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office:value-type="float" office:value="19100">
            <text:p>191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office:value-type="float" office:value="17600">
            <text:p>176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>
            <text:p>50</text:p>
          </table:table-cell>
          <table:table-cell office:value-type="float" office:value="17500">
            <text:p>175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 office:value-type="float" office:value="17500">
            <text:p>175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">
            <text:p>80</text:p>
          </table:table-cell>
          <table:table-cell office:value-type="float" office:value="16500">
            <text:p>165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office:value-type="float" office:value="16400">
            <text:p>164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">
            <text:p>120</text:p>
          </table:table-cell>
          <table:table-cell office:value-type="float" office:value="16300">
            <text:p>16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">
            <text:p>140</text:p>
          </table:table-cell>
          <table:table-cell office:value-type="float" office:value="16200">
            <text:p>162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0" number:min-integer-digits="2"/>
    </number:number-style>
    <number:number-style style:name="N119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3/22/2014</text:date>, <text:time>21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3:26:01.04</meta:creation-date>
    <dc:date>2014-03-22T21:02:12.69</dc:date>
    <meta:editing-duration>PT20M49S</meta:editing-duration>
    <meta:editing-cycles>6</meta:editing-cycles>
    <meta:generator>OpenOffice/4.0.1$Win32 OpenOffice.org_project/401m5$Build-9714</meta:generator>
    <meta:document-statistic meta:table-count="3" meta:cell-count="157" meta:object-count="0"/>
  </office:meta>
</office:document-meta>
</file>